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/>
      <text:p text:style-name="Standard"/>
      <text:p text:style-name="Standard">HARDWARE.astronomy: Housekeeping Box (H.Ahk<text:s/>Box)</text:p>
      <text:p text:style-name="Standard"/>
      <text:p text:style-name="Standard">Here we present the HARDWARE.astronomy Housekeeping Box (H.Ahk<text:s/>Box. The H.Ahk<text:s/>Box is a low-cost open-source temperature monitoring and control system, which<text:s/>employs existing open-source devices (e.g Arduino, RaspberryPi) to reduce costs while also limiting the complexity of the development. The Ha.HK Box features a<text:s/>chassis<text:s/>with a<text:s/>variety of capabilities, a<text:s/>control computer,<text:s/>and 10 expansion slots that can be<text:s/>populated by<text:s/>expansion cards.</text:p>
      <text:p text:style-name="Standard"/>
      <text:p text:style-name="Standard">The first deployment of the Ha.Hk Box will be for the ZEUS-2 submillimeter grating spectrometer. As such the modular cards will include AC and DC excited 4-wire bridges, 2-wire bridge, and PID controller card. The system<text:s/>can output up to 200W, and achieve<text:s/>sub-millikelvin temperature sensing accuracy.</text:p>
      <text:p text:style-name="Standard"/>
      <text:p text:style-name="Standard">Design, firmware, software and parts list will be published online allowing for other projects to adopt the system and create custom expansion cards as needed.</text:p>
      <text:p text:style-name="Standard"/>
      <text:p text:style-name="Standard">Here we provide an overview of the project, initial layout of the chassis, electrical design, and specifications, as well as a proto-type expansion card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creator>Adam Stammer</dc:creator>
    <meta:creation-date>2019-09-23T21:59:00Z</meta:creation-date>
    <dc:date>2019-09-30T13:12:00Z</dc:date>
    <meta:template xlink:href="Normal.dotm" xlink:type="simple"/>
    <meta:editing-cycles>3</meta:editing-cycles>
    <meta:editing-duration>PT1680S</meta:editing-duration>
    <meta:document-statistic meta:page-count="1" meta:paragraph-count="2" meta:word-count="166" meta:character-count="1111" meta:row-count="7" meta:non-whitespace-character-count="947"/>
  </office:meta>
</office:document-meta>
</file>